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16c" officeooo:paragraph-rsid="0014516c"/>
    </style:style>
    <style:style style:name="P2" style:family="paragraph" style:parent-style-name="Standard">
      <style:text-properties officeooo:rsid="00154a59" officeooo:paragraph-rsid="00154a59"/>
    </style:style>
    <style:style style:name="P3" style:family="paragraph" style:parent-style-name="Standard">
      <style:text-properties officeooo:rsid="00161a51" officeooo:paragraph-rsid="00161a51"/>
    </style:style>
    <style:style style:name="P4" style:family="paragraph" style:parent-style-name="Text_20_body" style:list-style-name="L1">
      <style:paragraph-properties fo:padding="0in" fo:border="none"/>
    </style:style>
    <style:style style:name="P5" style:family="paragraph" style:parent-style-name="Text_20_body" style:list-style-name="L1">
      <style:paragraph-properties fo:padding="0in" fo:border="none"/>
      <style:text-properties officeooo:paragraph-rsid="00154a59"/>
    </style:style>
    <style:style style:name="P6" style:family="paragraph" style:parent-style-name="Text_20_body" style:list-style-name="L1">
      <style:paragraph-properties fo:padding="0in" fo:border="none"/>
      <style:text-properties officeooo:rsid="0014516c" officeooo:paragraph-rsid="00154a59"/>
    </style:style>
    <style:style style:name="T1" style:family="text">
      <style:text-properties officeooo:rsid="0014516c" loext:padding="0in" loext:border="none"/>
    </style:style>
    <style:style style:name="T2" style:family="text">
      <style:text-properties loext:padding="0in" loext:border="none"/>
    </style:style>
    <style:style style:name="T3" style:family="text">
      <style:text-properties officeooo:rsid="00154a59" loext:padding="0in" loext:border="none"/>
    </style:style>
    <style:style style:name="T4" style:family="text">
      <style:text-properties officeooo:rsid="00167556"/>
    </style:style>
    <style:style style:name="T5" style:family="text">
      <style:text-properties officeooo:rsid="00179b26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1 Циклы, переменные и условия в Java. </text:p>
      <text:p text:style-name="P2"/>
      <text:p text:style-name="P3">Задания выбирать: номер в списке групп<text:span text:style-name="T5">ы</text:span> mod <text:span text:style-name="T4">1</text:span><text:span text:style-name="T5">0</text:span></text:p>
      <text:p text:style-name="P3"><text:tab/><text:tab/><text:tab/><text:span text:style-name="T5">1</text:span>9 mod 10 = 9</text:p>
      <text:p text:style-name="P1"/>
      <text:list xml:id="list693555893" text:style-name="L1">
        <text:list-item>
          <text:p text:style-name="P4"><text:span text:style-name="Strong_20_Emphasis"><text:span text:style-name="T2">Сумма чисел от 1 до N</text:span></text:span><text:line-break/>Напишите программу, которая запрашивает у пользователя число <text:span text:style-name="Source_20_Text"><text:span text:style-name="T2">N</text:span></text:span> и вычисляет сумму всех чисел от 1 до <text:span text:style-name="Source_20_Text"><text:span text:style-name="T2">N</text:span></text:span> включительно, используя цикл <text:span text:style-name="Source_20_Text"><text:span text:style-name="T2">for</text:span></text:span>.</text:p>
        </text:list-item>
        <text:list-item>
          <text:p text:style-name="P4"><text:span text:style-name="Strong_20_Emphasis"><text:span text:style-name="T2">Факториал числа</text:span></text:span><text:line-break/>Напишите программу, которая вычисляет факториал числа, введенного пользователем. Используйте цикл <text:span text:style-name="Source_20_Text"><text:span text:style-name="T2">while</text:span></text:span> для вычисления факториала.</text:p>
        </text:list-item>
        <text:list-item>
          <text:p text:style-name="P4"><text:span text:style-name="Strong_20_Emphasis"><text:span text:style-name="T2">Четные и нечетные числа</text:span></text:span><text:line-break/>Напишите программу, которая выводит все четные числа от 1 до 100, а затем все нечетные числа от 1 до 100, используя два разных цикла <text:span text:style-name="Source_20_Text"><text:span text:style-name="T2">for</text:span></text:span>.</text:p>
        </text:list-item>
        <text:list-item>
          <text:p text:style-name="P4"><text:span text:style-name="Strong_20_Emphasis"><text:span text:style-name="T3">НОД</text:span></text:span><text:line-break/>Напишите программу, которая находит наибольший общий делитель (НОД) двух введенных пользователем чисел с использованием алгоритма Евклида.</text:p>
        </text:list-item>
        <text:list-item>
          <text:p text:style-name="P4"><text:span text:style-name="Strong_20_Emphasis"><text:span text:style-name="T2">Проверка на простое число</text:span></text:span><text:line-break/>Напишите программу, которая проверяет, является ли введенное пользователем число простым (то есть делится только на 1 и на само себя). Используйте цикл <text:span text:style-name="Source_20_Text"><text:span text:style-name="T2">for</text:span></text:span> для проверки делимости.</text:p>
        </text:list-item>
        <text:list-item>
          <text:p text:style-name="P4"><text:span text:style-name="Strong_20_Emphasis"><text:span text:style-name="T2">Поиск минимального и максимального значения</text:span></text:span><text:line-break/>Напишите программу, которая запрашивает у пользователя 10 чисел и находит среди них минимальное и максимальное значения. Используйте цикл <text:span text:style-name="Source_20_Text"><text:span text:style-name="T2">for</text:span></text:span> для ввода чисел и определения минимального и максимального значений.</text:p>
        </text:list-item>
        <text:list-item>
          <text:p text:style-name="P4"><text:span text:style-name="Strong_20_Emphasis"><text:span text:style-name="T2">Таблица умножения</text:span></text:span><text:line-break/>Напишите программу, которая выводит таблицу умножения для числа, введенного пользователем. Используйте вложенные циклы <text:span text:style-name="Source_20_Text"><text:span text:style-name="T2">for</text:span></text:span>.</text:p>
        </text:list-item>
        <text:list-item>
          <text:p text:style-name="P4"><text:span text:style-name="Strong_20_Emphasis"><text:span text:style-name="T2">Числовая последовательность</text:span></text:span><text:line-break/>Напишите программу, которая запрашивает у пользователя два числа: начальное и конечное. Выведите все числа от начального до конечного, которые делятся на 5, используя цикл <text:span text:style-name="Source_20_Text"><text:span text:style-name="T2">for</text:span></text:span>.</text:p>
        </text:list-item>
        <text:list-item>
          <text:p text:style-name="P4"><text:span text:style-name="Strong_20_Emphasis"><text:span text:style-name="T2">Печать треугольника</text:span></text:span><text:line-break/>Напишите программу, которая выводит треугольник из звездочек (<text:span text:style-name="Source_20_Text"><text:span text:style-name="T2">*</text:span></text:span>) с высотой, заданной пользователем. Используйте вложенные циклы <text:span text:style-name="Source_20_Text"><text:span text:style-name="T2">for</text:span></text:span> для создания треугольника.</text:p>
        </text:list-item>
        <text:list-item>
          <text:p text:style-name="P5"><text:s/><text:span text:style-name="Strong_20_Emphasis"><text:span text:style-name="T1">Проверка делимости</text:span></text:span></text:p>
          <text:p text:style-name="P6">Напишите программу, которая принимает число от пользователя и проверяет, делится ли оно на 3, 5 или 7. Выведите соответствующее сообщение для каждого случая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9:13:11.645953869</meta:creation-date>
    <dc:date>2024-09-10T19:30:44.720836456</dc:date>
    <meta:editing-duration>PT15M5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73" meta:character-count="1905" meta:non-whitespace-character-count="1651"/>
  </office:meta>
</office:document-meta>
</file>